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0.1cm" svg:y="1.004cm">
            <draw:object draw:notify-on-update-of-ranges="Feuille1.A1:Feuille1.A1 Feuille1.A2:Feuille1.A2 Feuille1.B1:Feuille1.B1 Feuille1.B2:Feuille1.B2 Feuille1.C1:Feuille1.C1 Feuille1.C2:Feuille1.C2 Feuille1.D1:Feuille1.D1 Feuille1.D2:Feuille1.D2 Feuille1.E1:Feuille1.E1 Feuille1.E2:Feuille1.E2 Feuille1.F1:Feuille1.F1 Feuille1.F2:Feuille1.F2 Feuille1.G1:Feuille1.G1 Feuille1.G2:Feuille1.G2 Feuille1.H1:Feuille1.H1 Feuille1.H2:Feuille1.H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5cm" svg:height="9.004cm" svg:x="19.703cm" svg:y="1.275cm">
            <draw:object draw:notify-on-update-of-ranges="Feuille1.A26:Feuille1.A26 Feuille1.A27:Feuille1.A27 Feuille1.B26:Feuille1.B26 Feuille1.B27:Feuille1.B27 Feuille1.C26:Feuille1.C26 Feuille1.C27:Feuille1.C27 Feuille1.D26:Feuille1.D26 Feuille1.D27:Feuille1.D27 Feuille1.E26:Feuille1.E26 Feuille1.E27:Feuille1.E27 Feuille1.F26:Feuille1.F26 Feuille1.F27:Feuille1.F27 Feuille1.G26:Feuille1.G26 Feuille1.G27:Feuille1.G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b imbrications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ms</text:p>
          </table:table-cell>
          <table:table-cell office:value-type="float" office:value="2011" calcext:value-type="float">
            <text:p>2011</text:p>
          </table:table-cell>
          <table:table-cell office:value-type="float" office:value="315" calcext:value-type="float">
            <text:p>315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Test en profondeur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Test en largeu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315" calcext:value-type="float">
            <text:p>315</text:p>
          </table:table-cell>
          <table:table-cell office:value-type="float" office:value="426" calcext:value-type="float">
            <text:p>426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  <table:table-cell office:value-type="float" office:value="206" calcext:value-type="float">
            <text:p>206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3:47:52.563000000</meta:creation-date>
    <dc:date>2015-12-11T14:05:12.489000000</dc:date>
    <meta:editing-duration>PT17M31S</meta:editing-duration>
    <meta:editing-cycles>3</meta:editing-cycles>
    <meta:generator>LibreOffice/4.3.1.2$Windows_x86 LibreOffice_project/958349dc3b25111dbca392fbc281a05559ef6848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64cm" svg:y="2.458cm" style:legend-expansion="high" chart:style-name="ch2"/>
        <chart:plot-area chart:style-name="ch3" table:cell-range-address="Feuille1.A1:Feuille1.H2" chart:data-source-has-labels="row" svg:x="0.32cm" svg:y="0.18cm" svg:width="12.224cm" svg:height="8.64cm">
          <chartooo:coordinate-region svg:x="1.312cm" svg:y="0.379cm" svg:width="11.23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2" chart:label-cell-address="Feuille1.A1:Feuille1.A1" chart:class="chart:bar">
            <chart:data-point/>
          </chart:series>
          <chart:series chart:style-name="ch8" chart:values-cell-range-address="Feuille1.B2:Feuille1.B2" chart:label-cell-address="Feuille1.B1:Feuille1.B1" chart:class="chart:bar">
            <chart:data-point/>
          </chart:series>
          <chart:series chart:style-name="ch9" chart:values-cell-range-address="Feuille1.C2:Feuille1.C2" chart:label-cell-address="Feuille1.C1:Feuille1.C1" chart:class="chart:bar">
            <chart:data-point/>
          </chart:series>
          <chart:series chart:style-name="ch10" chart:values-cell-range-address="Feuille1.D2:Feuille1.D2" chart:label-cell-address="Feuille1.D1:Feuille1.D1" chart:class="chart:bar">
            <chart:data-point/>
          </chart:series>
          <chart:series chart:style-name="ch11" chart:values-cell-range-address="Feuille1.E2:Feuille1.E2" chart:label-cell-address="Feuille1.E1:Feuille1.E1" chart:class="chart:bar">
            <chart:data-point/>
          </chart:series>
          <chart:series chart:style-name="ch12" chart:values-cell-range-address="Feuille1.F2:Feuille1.F2" chart:label-cell-address="Feuille1.F1:Feuille1.F1" chart:class="chart:bar">
            <chart:data-point/>
          </chart:series>
          <chart:series chart:style-name="ch13" chart:values-cell-range-address="Feuille1.G2:Feuille1.G2" chart:label-cell-address="Feuille1.G1:Feuille1.G1" chart:class="chart:bar">
            <chart:data-point/>
          </chart:series>
          <chart:series chart:style-name="ch14" chart:values-cell-range-address="Feuille1.H2:Feuille1.H2" chart:label-cell-address="Feuille1.H1:Feuille1.H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imbrications</text:p>
                <draw:g>
                  <svg:desc>Feuille1.A1:Feuille1.A1</svg:desc>
                </draw:g>
              </table:table-cell>
              <table:table-cell office:value-type="string">
                <text:p>1000</text:p>
                <draw:g>
                  <svg:desc>Feuille1.B1:Feuille1.B1</svg:desc>
                </draw:g>
              </table:table-cell>
              <table:table-cell office:value-type="string">
                <text:p>5000</text:p>
                <draw:g>
                  <svg:desc>Feuille1.C1:Feuille1.C1</svg:desc>
                </draw:g>
              </table:table-cell>
              <table:table-cell office:value-type="string">
                <text:p>10000</text:p>
                <draw:g>
                  <svg:desc>Feuille1.D1:Feuille1.D1</svg:desc>
                </draw:g>
              </table:table-cell>
              <table:table-cell office:value-type="string">
                <text:p>15000</text:p>
                <draw:g>
                  <svg:desc>Feuille1.E1:Feuille1.E1</svg:desc>
                </draw:g>
              </table:table-cell>
              <table:table-cell office:value-type="string">
                <text:p>20000</text:p>
                <draw:g>
                  <svg:desc>Feuille1.F1:Feuille1.F1</svg:desc>
                </draw:g>
              </table:table-cell>
              <table:table-cell office:value-type="string">
                <text:p>25000</text:p>
                <draw:g>
                  <svg:desc>Feuille1.G1:Feuille1.G1</svg:desc>
                </draw:g>
              </table:table-cell>
              <table:table-cell office:value-type="string">
                <text:p>30000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Feuille1.A2:Feuille1.A2</svg:desc>
                </draw:g>
              </table:table-cell>
              <table:table-cell office:value-type="float" office:value="2011">
                <text:p>2011</text:p>
                <draw:g>
                  <svg:desc>Feuille1.B2:Feuille1.B2</svg:desc>
                </draw:g>
              </table:table-cell>
              <table:table-cell office:value-type="float" office:value="315">
                <text:p>315</text:p>
                <draw:g>
                  <svg:desc>Feuille1.C2:Feuille1.C2</svg:desc>
                </draw:g>
              </table:table-cell>
              <table:table-cell office:value-type="float" office:value="273">
                <text:p>273</text:p>
                <draw:g>
                  <svg:desc>Feuille1.D2:Feuille1.D2</svg:desc>
                </draw:g>
              </table:table-cell>
              <table:table-cell office:value-type="float" office:value="210">
                <text:p>210</text:p>
                <draw:g>
                  <svg:desc>Feuille1.E2:Feuille1.E2</svg:desc>
                </draw:g>
              </table:table-cell>
              <table:table-cell office:value-type="float" office:value="214">
                <text:p>214</text:p>
                <draw:g>
                  <svg:desc>Feuille1.F2:Feuille1.F2</svg:desc>
                </draw:g>
              </table:table-cell>
              <table:table-cell office:value-type="float" office:value="118">
                <text:p>118</text:p>
                <draw:g>
                  <svg:desc>Feuille1.G2:Feuille1.G2</svg:desc>
                </draw:g>
              </table:table-cell>
              <table:table-cell office:value-type="float" office:value="383">
                <text:p>383</text:p>
                <draw:g>
                  <svg:desc>Feuille1.H2:Feuille1.H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6cm" svg:height="9.005cm" xlink:href=".." xlink:type="simple" chart:class="chart:bar" chart:style-name="ch1">
        <chart:legend chart:legend-position="end" svg:x="14.345cm" svg:y="2.709cm" style:legend-expansion="high" chart:style-name="ch2"/>
        <chart:plot-area chart:style-name="ch3" table:cell-range-address="Feuille1.A26:Feuille1.G27" chart:data-source-has-labels="row" svg:x="0.32cm" svg:y="0.18cm" svg:width="13.705cm" svg:height="8.645cm">
          <chartooo:coordinate-region svg:x="1.312cm" svg:y="0.379cm" svg:width="12.71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7:Feuille1.A27" chart:label-cell-address="Feuille1.A26:Feuille1.A26" chart:class="chart:bar">
            <chart:data-point/>
          </chart:series>
          <chart:series chart:style-name="ch8" chart:values-cell-range-address="Feuille1.B27:Feuille1.B27" chart:label-cell-address="Feuille1.B26:Feuille1.B26" chart:class="chart:bar">
            <chart:data-point/>
          </chart:series>
          <chart:series chart:style-name="ch9" chart:values-cell-range-address="Feuille1.C27:Feuille1.C27" chart:label-cell-address="Feuille1.C26:Feuille1.C26" chart:class="chart:bar">
            <chart:data-point/>
          </chart:series>
          <chart:series chart:style-name="ch10" chart:values-cell-range-address="Feuille1.D27:Feuille1.D27" chart:label-cell-address="Feuille1.D26:Feuille1.D26" chart:class="chart:bar">
            <chart:data-point/>
          </chart:series>
          <chart:series chart:style-name="ch11" chart:values-cell-range-address="Feuille1.E27:Feuille1.E27" chart:label-cell-address="Feuille1.E26:Feuille1.E26" chart:class="chart:bar">
            <chart:data-point/>
          </chart:series>
          <chart:series chart:style-name="ch12" chart:values-cell-range-address="Feuille1.F27:Feuille1.F27" chart:label-cell-address="Feuille1.F26:Feuille1.F26" chart:class="chart:bar">
            <chart:data-point/>
          </chart:series>
          <chart:series chart:style-name="ch13" chart:values-cell-range-address="Feuille1.G27:Feuille1.G27" chart:label-cell-address="Feuille1.G26:Feuille1.G2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Feuille1.A26:Feuille1.A26</svg:desc>
                </draw:g>
              </table:table-cell>
              <table:table-cell office:value-type="string">
                <text:p>5000</text:p>
                <draw:g>
                  <svg:desc>Feuille1.B26:Feuille1.B26</svg:desc>
                </draw:g>
              </table:table-cell>
              <table:table-cell office:value-type="string">
                <text:p>10000</text:p>
                <draw:g>
                  <svg:desc>Feuille1.C26:Feuille1.C26</svg:desc>
                </draw:g>
              </table:table-cell>
              <table:table-cell office:value-type="string">
                <text:p>15000</text:p>
                <draw:g>
                  <svg:desc>Feuille1.D26:Feuille1.D26</svg:desc>
                </draw:g>
              </table:table-cell>
              <table:table-cell office:value-type="string">
                <text:p>20000</text:p>
                <draw:g>
                  <svg:desc>Feuille1.E26:Feuille1.E26</svg:desc>
                </draw:g>
              </table:table-cell>
              <table:table-cell office:value-type="string">
                <text:p>25000</text:p>
                <draw:g>
                  <svg:desc>Feuille1.F26:Feuille1.F26</svg:desc>
                </draw:g>
              </table:table-cell>
              <table:table-cell office:value-type="string">
                <text:p>30000</text:p>
                <draw:g>
                  <svg:desc>Feuille1.G26:Feuille1.G2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36">
                <text:p>2736</text:p>
                <draw:g>
                  <svg:desc>Feuille1.A27:Feuille1.A27</svg:desc>
                </draw:g>
              </table:table-cell>
              <table:table-cell office:value-type="float" office:value="315">
                <text:p>315</text:p>
                <draw:g>
                  <svg:desc>Feuille1.B27:Feuille1.B27</svg:desc>
                </draw:g>
              </table:table-cell>
              <table:table-cell office:value-type="float" office:value="426">
                <text:p>426</text:p>
                <draw:g>
                  <svg:desc>Feuille1.C27:Feuille1.C27</svg:desc>
                </draw:g>
              </table:table-cell>
              <table:table-cell office:value-type="float" office:value="280">
                <text:p>280</text:p>
                <draw:g>
                  <svg:desc>Feuille1.D27:Feuille1.D27</svg:desc>
                </draw:g>
              </table:table-cell>
              <table:table-cell office:value-type="float" office:value="248">
                <text:p>248</text:p>
                <draw:g>
                  <svg:desc>Feuille1.E27:Feuille1.E27</svg:desc>
                </draw:g>
              </table:table-cell>
              <table:table-cell office:value-type="float" office:value="206">
                <text:p>206</text:p>
                <draw:g>
                  <svg:desc>Feuille1.F27:Feuille1.F27</svg:desc>
                </draw:g>
              </table:table-cell>
              <table:table-cell office:value-type="float" office:value="378">
                <text:p>378</text:p>
                <draw:g>
                  <svg:desc>Feuille1.G27:Feuille1.G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